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T-34 vs Tiger — Custom Mission Name Checklist (Updated)</text:p>
      <text:p text:style-name="Preformatted_20_Text"/>
      <text:p text:style-name="Preformatted_20_Text">1. Files and Folders Needed</text:p>
      <text:p text:style-name="Preformatted_20_Text">- Missions/MyMission/YourMissionName/</text:p>
      <text:p text:style-name="Preformatted_20_Text"><text:s text:c="2"/>- Mission.script</text:p>
      <text:p text:style-name="Preformatted_20_Text"><text:s text:c="2"/>- Content.script</text:p>
      <text:p text:style-name="Preformatted_20_Text"><text:s text:c="2"/>- YourMissionNameMission_Strings.script</text:p>
      <text:p text:style-name="Preformatted_20_Text">- Resources/</text:p>
      <text:p text:style-name="Preformatted_20_Text"><text:s text:c="2"/>- MissionYourMissionName.rsr</text:p>
      <text:p text:style-name="Preformatted_20_Text"/>
      <text:p text:style-name="Preformatted_20_Text">2. Naming Conventions (Critical!)</text:p>
      <text:p text:style-name="Preformatted_20_Text">| Purpose <text:s text:c="15"/>| Example <text:s text:c="24"/>|</text:p>
      <text:p text:style-name="Preformatted_20_Text">|-------------------------|---------------------------------|</text:p>
      <text:p text:style-name="Preformatted_20_Text">| Mission Class <text:s text:c="10"/>| class CYourMissionNameMission extends CSPMission |</text:p>
      <text:p text:style-name="Preformatted_20_Text">| Strings Class <text:s text:c="10"/>| class YourMissionNameMission_Strings |</text:p>
      <text:p text:style-name="Preformatted_20_Text">| .rsr Section Header <text:s text:c="4"/>| [MissionYourMissionName] |</text:p>
      <text:p text:style-name="Preformatted_20_Text">| .rsr File Name <text:s text:c="9"/>| MissionYourMissionName.rsr |</text:p>
      <text:p text:style-name="Preformatted_20_Text">| Content Script Class <text:s text:c="3"/>| class YourMissionNameContent |</text:p>
      <text:p text:style-name="Preformatted_20_Text">| Menu Entry Class Call <text:s text:c="2"/>| new #MissionCSPData&lt;CYourMissionNameMission&gt;() |</text:p>
      <text:p text:style-name="Preformatted_20_Text"/>
      <text:p text:style-name="Preformatted_20_Text">3. Inside Each File</text:p>
      <text:p text:style-name="Preformatted_20_Text"/>
      <text:p text:style-name="Preformatted_20_Text">Mission Script (Mission.script)</text:p>
      <text:p text:style-name="Preformatted_20_Text">class CYourMissionNameMission extends CSPMission</text:p>
      <text:p text:style-name="Preformatted_20_Text">{</text:p>
      <text:p text:style-name="Preformatted_20_Text"><text:s text:c="2"/>static WString ObjectivesText = YourMissionNameMission_Strings::ObjectivesText;</text:p>
      <text:p text:style-name="Preformatted_20_Text"/>
      <text:p text:style-name="Preformatted_20_Text"><text:s text:c="2"/>void CYourMissionNameMission()</text:p>
      <text:p text:style-name="Preformatted_20_Text"><text:s text:c="2"/>{</text:p>
      <text:p text:style-name="Preformatted_20_Text"><text:s text:c="4"/>CSPMission("CYourMissionNameMission", "YourMissionNameContent");</text:p>
      <text:p text:style-name="Preformatted_20_Text"><text:s text:c="2"/>}</text:p>
      <text:p text:style-name="Preformatted_20_Text">}</text:p>
      <text:p text:style-name="Preformatted_20_Text"/>
      <text:p text:style-name="Preformatted_20_Text">Strings Script (YourMissionNameMission_Strings.script)</text:p>
      <text:p text:style-name="Preformatted_20_Text">class YourMissionNameMission_Strings</text:p>
      <text:p text:style-name="Preformatted_20_Text">{</text:p>
      <text:p text:style-name="Preformatted_20_Text"><text:s text:c="2"/>static WString MissionName = L"Your Mission Name Here";</text:p>
      <text:p text:style-name="Preformatted_20_Text"><text:s text:c="2"/>static WString ObjectivesText = L"Objective 1\nObjective 2\nObjective 3";</text:p>
      <text:p text:style-name="Preformatted_20_Text"/>
      <text:p text:style-name="Preformatted_20_Text"><text:s text:c="2"/>static WString Objective01 = L"Objective 1";</text:p>
      <text:p text:style-name="Preformatted_20_Text"><text:s text:c="2"/>static WString Objective02 = L"Objective 2";</text:p>
      <text:p text:style-name="Preformatted_20_Text"><text:s text:c="2"/>static WString Objective03 = L"Objective 3";</text:p>
      <text:p text:style-name="Preformatted_20_Text">}</text:p>
      <text:p text:style-name="Preformatted_20_Text"/>
      <text:p text:style-name="Preformatted_20_Text">RSR File (MissionYourMissionName.rsr)</text:p>
      <text:p text:style-name="Preformatted_20_Text">[MissionYourMissionName]</text:p>
      <text:p text:style-name="Preformatted_20_Text"/>
      <text:p text:style-name="Preformatted_20_Text">MissionName <text:s text:c="3"/>= "Your Mission Name Here"</text:p>
      <text:p text:style-name="Preformatted_20_Text">BriefingText <text:s text:c="2"/>= "Your Briefing Text Here"</text:p>
      <text:p text:style-name="Preformatted_20_Text">ObjectivesText = "Objective 1\nObjective 2\nObjective 3"</text:p>
      <text:p text:style-name="Preformatted_20_Text"/>
      <text:p text:style-name="Preformatted_20_Text">4. Edit MissionsMenu.script</text:p>
      <text:p text:style-name="Preformatted_20_Text"/>
      <text:p text:style-name="Preformatted_20_Text">Find the USSR_Missions or Germany_Missions array and add a new entry:</text:p>
      <text:p text:style-name="Preformatted_20_Text"/>
      <text:p text:style-name="Preformatted_20_Text">[</text:p>
      <text:p text:style-name="Preformatted_20_Text"><text:s/>"Resources/MissionYourMissionName.rsr",</text:p>
      <text:p text:style-name="Preformatted_20_Text"><text:s/>new #MissionCSPData&lt;CYourMissionNameMission&gt;(),</text:p>
      <text:p text:style-name="Preformatted_20_Text"><text:s/>0</text:p>
      <text:p text:style-name="Preformatted_20_Text">],</text:p>
      <text:p text:style-name="Preformatted_20_Text"/>
      <text:p text:style-name="Preformatted_20_Text">Important:</text:p>
      <text:p text:style-name="Preformatted_20_Text"><text:soft-page-break/>- Path points to the .rsr file inside Resources/</text:p>
      <text:p text:style-name="Preformatted_20_Text">- Mission class must match your actual mission script class (CYourMissionNameMission)</text:p>
      <text:p text:style-name="Preformatted_20_Text"/>
      <text:p text:style-name="Preformatted_20_Text">5. Final Pre-Launch Checklist</text:p>
      <text:p text:style-name="Preformatted_20_Text"/>
      <text:p text:style-name="Preformatted_20_Text">✅ Correct folder structure <text:s/></text:p>
      <text:p text:style-name="Preformatted_20_Text">✅ Class names EXACTLY match to filenames and resource names <text:s/></text:p>
      <text:p text:style-name="Preformatted_20_Text">✅ MissionName field present in .rsr AND in _Strings script <text:s/></text:p>
      <text:p text:style-name="Preformatted_20_Text">✅ .rsr file placed inside /Resources/ <text:s/></text:p>
      <text:p text:style-name="Preformatted_20_Text">✅ No typos in any file or class name <text:s/></text:p>
      <text:p text:style-name="Preformatted_20_Text">✅ Scripts saved correctly (no missing semicolons, correct brackets {}) <text:s/></text:p>
      <text:p text:style-name="Preformatted_20_Text">✅ Editor/engine restarted if needed (reload mission list)</text:p>
      <text:p text:style-name="Preformatted_20_Text"/>
      <text:p text:style-name="Preformatted_20_Text">Important Observations</text:p>
      <text:p text:style-name="Preformatted_20_Text"/>
      <text:p text:style-name="Preformatted_20_Text">- The .rsr file controls what appears on the main mission list (MissionName).</text:p>
      <text:p text:style-name="Preformatted_20_Text">- The _Strings.script file controls Objectives and Briefing inside the mission.</text:p>
      <text:p text:style-name="Preformatted_20_Text">- If either one is missing, wrong, or broken, you will see TEXT or blank fields.</text:p>
      <text:p text:style-name="Preformatted_20_Text">- Naming consistency is absolutely critical.</text:p>
      <text:p text:style-name="Preformatted_20_Text"/>
      <text:p text:style-name="Preformatted_20_Text">Summary</text:p>
      <text:p text:style-name="Preformatted_20_Text"/>
      <text:p text:style-name="Preformatted_20_Text">You must have both the .rsr file and the _Strings.script file correctly linked in the Mission.script and MissionsMenu.script to display a proper named, described, and objective-filled miss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2" meta:paragraph-count="66" meta:word-count="349" meta:character-count="2846" meta:non-whitespace-character-count="2437"/>
    <meta:generator>LibreOffice/25.2.2.2$Windows_X86_64 LibreOffice_project/7370d4be9e3cf6031a51beef54ff3bda878e3fac</meta:generator>
  </office:meta>
</office:document-meta>
</file>